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1.824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1.224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0.871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1.96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633cm"/>
    </style:style>
    <style:style style:name="co35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3.376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924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2.859cm"/>
    </style:style>
    <style:style style:name="co43" style:family="table-column">
      <style:table-column-properties fo:break-before="auto" style:column-width="1.769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3.26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111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23" style:family="table-cell" style:parent-style-name="Default" style:data-style-name="N10"/>
    <style:style style:name="ce10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23" style:family="table-cell" style:parent-style-name="Thick_20_borders" style:data-style-name="N107">
      <style:table-cell-properties fo:background-color="#dddddd"/>
    </style:style>
    <style:style style:name="ce124" style:family="table-cell" style:parent-style-name="Thick_20_borders">
      <style:table-cell-properties fo:background-color="transparent"/>
    </style:style>
    <style:style style:name="ce125" style:family="table-cell" style:parent-style-name="Thick_20_borders" style:data-style-name="N108"/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ragi" table:style-name="ta1">
        <table:table-column table:style-name="co18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Sheragi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Emerald Sword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9500" calcext:value-type="float">
            <text:p>9500</text:p>
          </table:table-cell>
          <table:table-cell table:style-name="ce44" office:value-type="float" office:value="45000" calcext:value-type="float">
            <text:p>45000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230" calcext:value-type="float">
            <text:p>230</text:p>
          </table:table-cell>
          <table:table-cell table:style-name="ce74" table:formula="of:=[.J2]/[.G2]" office:value-type="float" office:value="11.5" calcext:value-type="float">
            <text:p>11.500</text:p>
          </table:table-cell>
          <table:table-cell table:style-name="ce44" table:formula="of:=[.E2]*[.J$7]" office:value-type="float" office:value="453" calcext:value-type="float">
            <text:p>453</text:p>
          </table:table-cell>
          <table:table-cell table:style-name="ce44" table:formula="of:=[.H2]/100*[.J$8]" office:value-type="float" office:value="72" calcext:value-type="float">
            <text:p>72</text:p>
          </table:table-cell>
          <table:table-cell table:style-name="ce74" table:formula="of:=[.$G$7]*[.$C$12]*(1-[.$J$18])" office:value-type="float" office:value="0.46500465" calcext:value-type="float">
            <text:p>0.465</text:p>
          </table:table-cell>
          <table:table-cell table:style-name="ce30" table:formula="of:=[.I2]*[.N2]" office:value-type="float" office:value="553.3555335" calcext:value-type="float">
            <text:p>553.36</text:p>
          </table:table-cell>
          <table:table-cell table:style-name="ce85" table:formula="of:=[.$G$14]*[.$C$12]*(1-[.$J$18])" office:value-type="float" office:value="0.04500045" calcext:value-type="float">
            <text:p>0.045</text:p>
          </table:table-cell>
          <table:table-cell table:style-name="ce63" table:formula="of:=[.C2]*[.P2]" office:value-type="float" office:value="427.504275" calcext:value-type="float">
            <text:p>427.50</text:p>
          </table:table-cell>
          <table:table-cell table:style-name="ce132" table:formula="of:=[.$G$10]*[.$C$12]*(1-[.$J$18])" office:value-type="float" office:value="0.13500135" calcext:value-type="float">
            <text:p>0.135</text:p>
          </table:table-cell>
          <table:table-cell table:style-name="ce8" table:formula="of:=[.D2]*[.R2]" office:value-type="float" office:value="6075.06075" calcext:value-type="float">
            <text:p>6075.06075</text:p>
          </table:table-cell>
          <table:table-cell table:style-name="ce92" table:formula="of:=ROUND([.L2]+[.M2]+[.O2]+[.Q2]+[.S2])" office:value-type="float" office:value="7581" calcext:value-type="float">
            <text:p>7581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6061" calcext:value-type="float">
            <text:p>60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Black Diamond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8" calcext:value-type="float">
            <text:p>38</text:p>
          </table:table-cell>
          <table:table-cell table:style-name="ce74" table:formula="of:=[.J3]/[.G3]" office:value-type="float" office:value="42.2222222222222" calcext:value-type="float">
            <text:p>42.222</text:p>
          </table:table-cell>
          <table:table-cell table:style-name="ce44" table:formula="of:=[.E3]*[.J$7]" office:value-type="float" office:value="0" calcext:value-type="float">
            <text:p>0</text:p>
          </table:table-cell>
          <table:table-cell table:style-name="ce44" table:formula="of:=[.H3]/100*[.J$8]" office:value-type="float" office:value="0" calcext:value-type="float">
            <text:p>0</text:p>
          </table:table-cell>
          <table:table-cell table:style-name="ce74" table:formula="of:=[.$G$7]*[.$C$8]*(1-[.$J$18])" office:value-type="float" office:value="0.09863735" calcext:value-type="float">
            <text:p>0.099</text:p>
          </table:table-cell>
          <table:table-cell table:style-name="ce30" table:formula="of:=[.I3]*[.N3]" office:value-type="float" office:value="14.9928772" calcext:value-type="float">
            <text:p>14.99</text:p>
          </table:table-cell>
          <table:table-cell table:style-name="ce85" table:formula="of:=[.$G$14]*[.$C$8]*(1-[.$J$18])" office:value-type="float" office:value="0.00954555" calcext:value-type="float">
            <text:p>0.010</text:p>
          </table:table-cell>
          <table:table-cell table:style-name="ce63" table:formula="of:=[.C3]*[.P3]" office:value-type="float" office:value="15.27288" calcext:value-type="float">
            <text:p>15.27</text:p>
          </table:table-cell>
          <table:table-cell table:style-name="ce132" table:formula="of:=[.$G$10]*[.$C$8]*(1-[.$J$18])" office:value-type="float" office:value="0.02863665" calcext:value-type="float">
            <text:p>0.029</text:p>
          </table:table-cell>
          <table:table-cell table:style-name="ce8" table:formula="of:=[.D3]*[.R3]" office:value-type="float" office:value="97.36461" calcext:value-type="float">
            <text:p>97.36461</text:p>
          </table:table-cell>
          <table:table-cell table:style-name="ce92" table:formula="of:=ROUND([.L3]+[.M3]+[.O3]+[.Q3]+[.S3])" office:value-type="float" office:value="128" calcext:value-type="float">
            <text:p>128</text:p>
          </table:table-cell>
          <table:table-cell table:style-name="ce44" table:formula="of:=[.F3]" office:value-type="float" office:value="50" calcext:value-type="float">
            <text:p>50</text:p>
          </table:table-cell>
          <table:table-cell table:style-name="ce8" table:formula="of:=[.T3]-[.U3]" office:value-type="float" office:value="78" calcext:value-type="float">
            <text:p>78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3" calcext:value-type="float" table:number-columns-spanned="2" table:number-rows-spanned="1">
            <text:p>3.3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Sheragi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0909" calcext:value-type="percentage">
            <text:p>9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Hai" table:style-name="ta1">
        <table:table-column table:style-name="co20" table:default-cell-style-name="Default"/>
        <table:table-column table:style-name="co21" table:default-cell-style-name="ce4"/>
        <table:table-column table:style-name="co22" table:default-cell-style-name="ce44"/>
        <table:table-column table:style-name="co23" table:default-cell-style-name="ce37"/>
        <table:table-column table:style-name="co24" table:default-cell-style-name="ce4"/>
        <table:table-column table:style-name="co4" table:default-cell-style-name="ce4"/>
        <table:table-column table:style-name="co7" table:default-cell-style-name="ce37"/>
        <table:table-column table:style-name="co25" table:default-cell-style-name="Default"/>
        <table:table-column table:style-name="co7" table:default-cell-style-name="Default"/>
        <table:table-column table:style-name="co26" table:default-cell-style-name="ce3"/>
        <table:table-column table:style-name="co9" table:default-cell-style-name="Default"/>
        <table:table-column table:style-name="co26" table:default-cell-style-name="Default"/>
        <table:table-column table:style-name="co26" table:default-cell-style-name="ce44"/>
        <table:table-column table:style-name="co26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9" table:default-cell-style-name="Default"/>
        <table:table-column table:style-name="co30" table:default-cell-style-name="ce8"/>
        <table:table-column table:style-name="co22" table:default-cell-style-name="ce44"/>
        <table:table-column table:style-name="co7" table:default-cell-style-name="ce44"/>
        <table:table-column table:style-name="co3" table:default-cell-style-name="ce8"/>
        <table:table-column table:style-name="co31" table:default-cell-style-name="ce8"/>
        <table:table-column table:style-name="co31" table:default-cell-style-name="ce75"/>
        <table:table-column table:style-name="co32" table:default-cell-style-name="ce44"/>
        <table:table-column table:style-name="co7" table:default-cell-style-name="ce8"/>
        <table:table-column table:style-name="co8" table:default-cell-style-name="ce8"/>
        <table:table-column table:style-name="co19" table:default-cell-style-name="Default"/>
        <table:table-column table:style-name="co10" table:default-cell-style-name="Default"/>
        <table:table-column table:style-name="co11" table:default-cell-style-name="ce44"/>
        <table:table-column table:style-name="co26" table:default-cell-style-name="ce74"/>
        <table:table-column table:style-name="co10" table:default-cell-style-name="ce30"/>
        <table:table-column table:style-name="co26" table:default-cell-style-name="ce85"/>
        <table:table-column table:style-name="co8" table:default-cell-style-name="ce63"/>
        <table:table-column table:style-name="co26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2]*[.P2]" office:value-type="float" office:value="110.20551" calcext:value-type="float">
            <text:p>110.2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49" calcext:value-type="float">
            <text:p>849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79" calcext:value-type="float">
            <text:p>1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3]*[.P3]" office:value-type="float" office:value="96.6715" calcext:value-type="float">
            <text:p>96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45" calcext:value-type="float">
            <text:p>645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305" calcext:value-type="float">
            <text:p>30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4]*[.P4]" office:value-type="float" office:value="251.3459" calcext:value-type="float">
            <text:p>251.3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861" calcext:value-type="float">
            <text:p>861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221" calcext:value-type="float">
            <text:p>2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93343" calcext:value-type="float">
            <text:p>0.019</text:p>
          </table:table-cell>
          <table:table-cell table:formula="of:=[.C5]*[.P5]" office:value-type="float" office:value="125.67295" calcext:value-type="float">
            <text:p>125.67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85" calcext:value-type="float">
            <text:p>485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35" calcext:value-type="float">
            <text:p>13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6]*[.P6]" office:value-type="float" office:value="16.0008" calcext:value-type="float">
            <text:p>16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7" calcext:value-type="float">
            <text:p>117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7" calcext:value-type="float">
            <text:p>1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7]*[.P7]" office:value-type="float" office:value="45.3356" calcext:value-type="float">
            <text:p>45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91" calcext:value-type="float">
            <text:p>391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11" calcext:value-type="float">
            <text:p>1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8]*[.P8]" office:value-type="float" office:value="30.6682" calcext:value-type="float">
            <text:p>30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43" calcext:value-type="float">
            <text:p>243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37" calcext:value-type="float">
            <text:p>-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9]*[.P9]" office:value-type="float" office:value="26.668" calcext:value-type="float">
            <text:p>26.67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8" calcext:value-type="float">
            <text:p>138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3334" calcext:value-type="float">
            <text:p>0.013</text:p>
          </table:table-cell>
          <table:table-cell table:formula="of:=[.C10]*[.P10]" office:value-type="float" office:value="53.336" calcext:value-type="float">
            <text:p>53.34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34" calcext:value-type="float">
            <text:p>234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36" calcext:value-type="float">
            <text:p>-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1]*[.P11]" office:value-type="float" office:value="38.40192" calcext:value-type="float">
            <text:p>38.4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93" calcext:value-type="float">
            <text:p>19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2]*[.P12]" office:value-type="float" office:value="151.47424" calcext:value-type="float">
            <text:p>151.47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69" calcext:value-type="float">
            <text:p>669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99" calcext:value-type="float">
            <text:p>9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3]*[.P13]" office:value-type="float" office:value="80.004" calcext:value-type="float">
            <text:p>8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308" calcext:value-type="float">
            <text:p>30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38" calcext:value-type="float">
            <text:p>3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106672" calcext:value-type="float">
            <text:p>0.011</text:p>
          </table:table-cell>
          <table:table-cell table:formula="of:=[.C14]*[.P14]" office:value-type="float" office:value="14.93408" calcext:value-type="float">
            <text:p>14.93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4" calcext:value-type="float">
            <text:p>104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4" calcext:value-type="float">
            <text:p>24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11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5" table:default-cell-style-name="Default"/>
        <table:table-column table:style-name="co21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31" table:number-columns-repeated="2" table:default-cell-style-name="Default"/>
        <table:table-column table:style-name="co12" table:default-cell-style-name="ce8"/>
        <table:table-column table:style-name="co19" table:default-cell-style-name="Default"/>
        <table:table-column table:style-name="co8" table:default-cell-style-name="Default"/>
        <table:table-column table:style-name="co26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6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a'Het" table:style-name="ta1">
        <table:table-column table:style-name="co17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ce94" office:value-type="string" calcext:value-type="string">
            <text:p>Ka’He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Vareti'het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42300" calcext:value-type="float">
            <text:p>42300</text:p>
          </table:table-cell>
          <table:table-cell table:style-name="ce44" office:value-type="float" office:value="25800" calcext:value-type="float">
            <text:p>25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20" calcext:value-type="float">
            <text:p>152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914" calcext:value-type="float">
            <text:p>914</text:p>
          </table:table-cell>
          <table:table-cell table:style-name="ce8" office:value-type="float" office:value="150" calcext:value-type="float">
            <text:p>150</text:p>
          </table:table-cell>
          <table:table-cell table:style-name="ce74" table:formula="of:=[.J2]/[.G2]" office:value-type="float" office:value="12.6050420168067" calcext:value-type="float">
            <text:p>12.605</text:p>
          </table:table-cell>
          <table:table-cell table:style-name="ce44" table:formula="of:=[.E2]*[.J$10]" office:value-type="float" office:value="1.5" calcext:value-type="float">
            <text:p>1.5</text:p>
          </table:table-cell>
          <table:table-cell table:style-name="ce44" table:formula="of:=[.H2]/100*[.J$11]" office:value-type="float" office:value="56" calcext:value-type="float">
            <text:p>56</text:p>
          </table:table-cell>
          <table:table-cell table:style-name="ce74" table:formula="of:=[.$G$10]*[.$C$15]*(1-[.$J$21])" office:value-type="float" office:value="0.24025" calcext:value-type="float">
            <text:p>0.240</text:p>
          </table:table-cell>
          <table:table-cell table:style-name="ce30" table:formula="of:=[.I2]*[.N2]" office:value-type="float" office:value="219.5885" calcext:value-type="float">
            <text:p>219.59</text:p>
          </table:table-cell>
          <table:table-cell table:style-name="ce85" table:formula="of:=[.$G$17]*[.$C$15]*(1-[.$J$21])" office:value-type="float" office:value="0.0155" calcext:value-type="float">
            <text:p>0.016</text:p>
          </table:table-cell>
          <table:table-cell table:style-name="ce63" table:formula="of:=[.C2]*[.P2]" office:value-type="float" office:value="655.65" calcext:value-type="float">
            <text:p>655.65</text:p>
          </table:table-cell>
          <table:table-cell table:style-name="ce132" table:formula="of:=[.$G$13]*[.$C$15]*(1-[.$J$21])" office:value-type="float" office:value="0.05735" calcext:value-type="float">
            <text:p>0.057</text:p>
          </table:table-cell>
          <table:table-cell table:style-name="ce8" table:formula="of:=[.D2]*[.R2]" office:value-type="float" office:value="1479.63" calcext:value-type="float">
            <text:p>1479.63</text:p>
          </table:table-cell>
          <table:table-cell table:style-name="ce92" table:formula="of:=ROUND([.L2]+[.M2]+[.O2]+[.Q2]+[.S2])" office:value-type="float" office:value="2412" calcext:value-type="float">
            <text:p>2412</text:p>
          </table:table-cell>
          <table:table-cell table:style-name="ce44" table:formula="of:=[.F2]" office:value-type="float" office:value="1520" calcext:value-type="float">
            <text:p>1520</text:p>
          </table:table-cell>
          <table:table-cell table:style-name="ce8" table:formula="of:=[.T2]-[.U2]" office:value-type="float" office:value="892" calcext:value-type="float">
            <text:p>89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lis'he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6000" calcext:value-type="float">
            <text:p>36000</text:p>
          </table:table-cell>
          <table:table-cell table:style-name="ce44" office:value-type="float" office:value="21300" calcext:value-type="float">
            <text:p>21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20" calcext:value-type="float">
            <text:p>820</text:p>
          </table:table-cell>
          <table:table-cell table:style-name="ce44" office:value-type="float" office:value="6.9" calcext:value-type="float">
            <text:p>6.9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8" calcext:value-type="float">
            <text:p>138</text:p>
          </table:table-cell>
          <table:table-cell table:style-name="ce74" table:formula="of:=[.J3]/[.G3]" office:value-type="float" office:value="20" calcext:value-type="float">
            <text:p>20.000</text:p>
          </table:table-cell>
          <table:table-cell table:style-name="ce44" table:formula="of:=[.E3]*[.J$10]" office:value-type="float" office:value="1.5" calcext:value-type="float">
            <text:p>1.5</text:p>
          </table:table-cell>
          <table:table-cell table:style-name="ce44" table:formula="of:=[.H3]/100*[.J$11]" office:value-type="float" office:value="64" calcext:value-type="float">
            <text:p>64</text:p>
          </table:table-cell>
          <table:table-cell table:style-name="ce74" table:formula="of:=[.$G$10]*[.$C$14]*(1-[.$J$21])" office:value-type="float" office:value="0.1705" calcext:value-type="float">
            <text:p>0.171</text:p>
          </table:table-cell>
          <table:table-cell table:style-name="ce30" table:formula="of:=[.I3]*[.N3]" office:value-type="float" office:value="114.7465" calcext:value-type="float">
            <text:p>114.75</text:p>
          </table:table-cell>
          <table:table-cell table:style-name="ce85" table:formula="of:=[.$G$17]*[.$C$14]*(1-[.$J$21])" office:value-type="float" office:value="0.011" calcext:value-type="float">
            <text:p>0.011</text:p>
          </table:table-cell>
          <table:table-cell table:style-name="ce63" table:formula="of:=[.C3]*[.P3]" office:value-type="float" office:value="396" calcext:value-type="float">
            <text:p>396.00</text:p>
          </table:table-cell>
          <table:table-cell table:style-name="ce132" table:formula="of:=[.$G$13]*[.$C$14]*(1-[.$J$21])" office:value-type="float" office:value="0.0407" calcext:value-type="float">
            <text:p>0.041</text:p>
          </table:table-cell>
          <table:table-cell table:style-name="ce8" table:formula="of:=[.D3]*[.R3]" office:value-type="float" office:value="866.91" calcext:value-type="float">
            <text:p>866.91</text:p>
          </table:table-cell>
          <table:table-cell table:style-name="ce92" table:formula="of:=ROUND([.L3]+[.M3]+[.O3]+[.Q3]+[.S3])" office:value-type="float" office:value="1443" calcext:value-type="float">
            <text:p>1443</text:p>
          </table:table-cell>
          <table:table-cell table:style-name="ce44" table:formula="of:=[.F3]" office:value-type="float" office:value="820" calcext:value-type="float">
            <text:p>820</text:p>
          </table:table-cell>
          <table:table-cell table:style-name="ce8" table:formula="of:=[.T3]-[.U3]" office:value-type="float" office:value="623" calcext:value-type="float">
            <text:p>62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aeri'het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44" office:value-type="float" office:value="3.8" calcext:value-type="float">
            <text:p>3.8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86" calcext:value-type="float">
            <text:p>86</text:p>
          </table:table-cell>
          <table:table-cell table:style-name="ce74" table:formula="of:=[.J4]/[.G4]" office:value-type="float" office:value="22.6315789473684" calcext:value-type="float">
            <text:p>22.632</text:p>
          </table:table-cell>
          <table:table-cell table:style-name="ce44" table:formula="of:=[.E4]*[.J$10]" office:value-type="float" office:value="1.5" calcext:value-type="float">
            <text:p>1.5</text:p>
          </table:table-cell>
          <table:table-cell table:style-name="ce44" table:formula="of:=[.H4]/100*[.J$11]" office:value-type="float" office:value="64" calcext:value-type="float">
            <text:p>64</text:p>
          </table:table-cell>
          <table:table-cell table:style-name="ce74" table:formula="of:=[.$G$10]*[.$C$13]*(1-[.$J$21])" office:value-type="float" office:value="0.1085" calcext:value-type="float">
            <text:p>0.109</text:p>
          </table:table-cell>
          <table:table-cell table:style-name="ce30" table:formula="of:=[.I4]*[.N4]" office:value-type="float" office:value="41.5555" calcext:value-type="float">
            <text:p>41.56</text:p>
          </table:table-cell>
          <table:table-cell table:style-name="ce85" table:formula="of:=[.$G$17]*[.$C$13]*(1-[.$J$21])" office:value-type="float" office:value="0.007" calcext:value-type="float">
            <text:p>0.007</text:p>
          </table:table-cell>
          <table:table-cell table:style-name="ce63" table:formula="of:=[.C4]*[.P4]" office:value-type="float" office:value="123.2" calcext:value-type="float">
            <text:p>123.20</text:p>
          </table:table-cell>
          <table:table-cell table:style-name="ce132" table:formula="of:=[.$G$13]*[.$C$13]*(1-[.$J$21])" office:value-type="float" office:value="0.0259" calcext:value-type="float">
            <text:p>0.026</text:p>
          </table:table-cell>
          <table:table-cell table:style-name="ce8" table:formula="of:=[.D4]*[.R4]" office:value-type="float" office:value="598.29" calcext:value-type="float">
            <text:p>598.29</text:p>
          </table:table-cell>
          <table:table-cell table:style-name="ce92" table:formula="of:=ROUND([.L4]+[.M4]+[.O4]+[.Q4]+[.S4])" office:value-type="float" office:value="829" calcext:value-type="float">
            <text:p>829</text:p>
          </table:table-cell>
          <table:table-cell table:style-name="ce44" table:formula="of:=[.F4]" office:value-type="float" office:value="390" calcext:value-type="float">
            <text:p>390</text:p>
          </table:table-cell>
          <table:table-cell table:style-name="ce8" table:formula="of:=[.T4]-[.U4]" office:value-type="float" office:value="439" calcext:value-type="float">
            <text:p>43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elii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800" calcext:value-type="float">
            <text:p>2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5]/[.G5]" office:value-type="float" office:value="26.25" calcext:value-type="float">
            <text:p>26.250</text:p>
          </table:table-cell>
          <table:table-cell table:style-name="ce44" table:formula="of:=[.E5]*[.J$10]" office:value-type="float" office:value="0" calcext:value-type="float">
            <text:p>0</text:p>
          </table:table-cell>
          <table:table-cell table:style-name="ce44" table:formula="of:=[.H5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5]*[.N5]" office:value-type="float" office:value="2.387" calcext:value-type="float">
            <text:p>2.39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5]*[.P5]" office:value-type="float" office:value="0" calcext:value-type="float">
            <text:p>0.0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5]*[.R5]" office:value-type="float" office:value="20.72" calcext:value-type="float">
            <text:p>20.72</text:p>
          </table:table-cell>
          <table:table-cell table:style-name="ce92" table:formula="of:=ROUND([.L5]+[.M5]+[.O5]+[.Q5]+[.S5])" office:value-type="float" office:value="23" calcext:value-type="float">
            <text:p>23</text:p>
          </table:table-cell>
          <table:table-cell table:style-name="ce44" table:formula="of:=[.F5]" office:value-type="float" office:value="65" calcext:value-type="float">
            <text:p>65</text:p>
          </table:table-cell>
          <table:table-cell table:style-name="ce8" table:formula="of:=[.T5]-[.U5]" office:value-type="float" office:value="-42" calcext:value-type="float">
            <text:p>-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es'ma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" calcext:value-type="float">
            <text:p>46</text:p>
          </table:table-cell>
          <table:table-cell table:style-name="ce44" office:value-type="float" office:value="0.7" calcext:value-type="float">
            <text:p>0.7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1" calcext:value-type="float">
            <text:p>21</text:p>
          </table:table-cell>
          <table:table-cell table:style-name="ce74" table:formula="of:=[.J6]/[.G6]" office:value-type="float" office:value="30" calcext:value-type="float">
            <text:p>30.000</text:p>
          </table:table-cell>
          <table:table-cell table:style-name="ce44" table:formula="of:=[.E6]*[.J$10]" office:value-type="float" office:value="0" calcext:value-type="float">
            <text:p>0</text:p>
          </table:table-cell>
          <table:table-cell table:style-name="ce44" table:formula="of:=[.H6]/100*[.J$11]" office:value-type="float" office:value="0" calcext:value-type="float">
            <text:p>0</text:p>
          </table:table-cell>
          <table:table-cell table:style-name="ce74" table:formula="of:=[.$G$10]*[.$C$10]*(1-[.$J$21])" office:value-type="float" office:value="0.031" calcext:value-type="float">
            <text:p>0.031</text:p>
          </table:table-cell>
          <table:table-cell table:style-name="ce30" table:formula="of:=[.I6]*[.N6]" office:value-type="float" office:value="2.852" calcext:value-type="float">
            <text:p>2.85</text:p>
          </table:table-cell>
          <table:table-cell table:style-name="ce85" table:formula="of:=[.$G$17]*[.$C$10]*(1-[.$J$21])" office:value-type="float" office:value="0.002" calcext:value-type="float">
            <text:p>0.002</text:p>
          </table:table-cell>
          <table:table-cell table:style-name="ce63" table:formula="of:=[.C6]*[.P6]" office:value-type="float" office:value="0.4" calcext:value-type="float">
            <text:p>0.40</text:p>
          </table:table-cell>
          <table:table-cell table:style-name="ce132" table:formula="of:=[.$G$13]*[.$C$10]*(1-[.$J$21])" office:value-type="float" office:value="0.0074" calcext:value-type="float">
            <text:p>0.007</text:p>
          </table:table-cell>
          <table:table-cell table:style-name="ce8" table:formula="of:=[.D6]*[.R6]" office:value-type="float" office:value="14.06" calcext:value-type="float">
            <text:p>14.06</text:p>
          </table:table-cell>
          <table:table-cell table:style-name="ce92" table:formula="of:=ROUND([.L6]+[.M6]+[.O6]+[.Q6]+[.S6])" office:value-type="float" office:value="17" calcext:value-type="float">
            <text:p>17</text:p>
          </table:table-cell>
          <table:table-cell table:style-name="ce44" table:formula="of:=[.F6]" office:value-type="float" office:value="46" calcext:value-type="float">
            <text:p>46</text:p>
          </table:table-cell>
          <table:table-cell table:style-name="ce8" table:formula="of:=[.T6]-[.U6]" office:value-type="float" office:value="-29" calcext:value-type="float">
            <text:p>-2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10]*[.O$8]" office:value-type="float" office:value="42.5" calcext:value-type="float">
            <text:p>42.50</text:p>
          </table:table-cell>
          <table:table-cell table:formula="of:=[.$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10]*[.R$8]" office:value-type="float" office:value="55" calcext:value-type="float">
            <text:p>55.00</text:p>
          </table:table-cell>
          <table:table-cell table:formula="of:=[.$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11]*[.O$8]" office:value-type="float" office:value="37.4" calcext:value-type="float">
            <text:p>37.40</text:p>
          </table:table-cell>
          <table:table-cell table:formula="of:=[.$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11]*[.R$8]" office:value-type="float" office:value="48.4" calcext:value-type="float">
            <text:p>48.40</text:p>
          </table:table-cell>
          <table:table-cell table:formula="of:=[.$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12]*[.O$8]" office:value-type="float" office:value="34" calcext:value-type="float">
            <text:p>34.00</text:p>
          </table:table-cell>
          <table:table-cell table:formula="of:=[.$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12]*[.R$8]" office:value-type="float" office:value="44" calcext:value-type="float">
            <text:p>44.00</text:p>
          </table:table-cell>
          <table:table-cell table:formula="of:=[.$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3]*[.O$8]" office:value-type="float" office:value="22.95" calcext:value-type="float">
            <text:p>22.95</text:p>
          </table:table-cell>
          <table:table-cell table:formula="of:=[.$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3]*[.R$8]" office:value-type="float" office:value="29.7" calcext:value-type="float">
            <text:p>29.70</text:p>
          </table:table-cell>
          <table:table-cell table:formula="of:=[.$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4]*[.O$8]" office:value-type="float" office:value="17" calcext:value-type="float">
            <text:p>17.00</text:p>
          </table:table-cell>
          <table:table-cell table:formula="of:=[.$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4]*[.R$8]" office:value-type="float" office:value="22" calcext:value-type="float">
            <text:p>22.00</text:p>
          </table:table-cell>
          <table:table-cell table:formula="of:=[.$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5]*[.O$8]" office:value-type="float" office:value="14.45" calcext:value-type="float">
            <text:p>14.45</text:p>
          </table:table-cell>
          <table:table-cell table:formula="of:=[.$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5]*[.R$8]" office:value-type="float" office:value="18.7" calcext:value-type="float">
            <text:p>18.70</text:p>
          </table:table-cell>
          <table:table-cell table:formula="of:=[.$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6]*[.O$8]" office:value-type="float" office:value="24.65" calcext:value-type="float">
            <text:p>24.65</text:p>
          </table:table-cell>
          <table:table-cell table:formula="of:=[.$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6]*[.R$8]" office:value-type="float" office:value="31.9" calcext:value-type="float">
            <text:p>31.90</text:p>
          </table:table-cell>
          <table:table-cell table:formula="of:=[.$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7]*[.O$8]" office:value-type="float" office:value="11.9" calcext:value-type="float">
            <text:p>11.90</text:p>
          </table:table-cell>
          <table:table-cell table:formula="of:=[.$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7]*[.R$8]" office:value-type="float" office:value="15.4" calcext:value-type="float">
            <text:p>15.40</text:p>
          </table:table-cell>
          <table:table-cell table:formula="of:=[.$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8]*[.O$8]" office:value-type="float" office:value="5.1" calcext:value-type="float">
            <text:p>5.10</text:p>
          </table:table-cell>
          <table:table-cell table:formula="of:=[.$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8]*[.R$8]" office:value-type="float" office:value="6.6" calcext:value-type="float">
            <text:p>6.60</text:p>
          </table:table-cell>
          <table:table-cell table:formula="of:=[.$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Ka’Het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5" calcext:value-type="percentage">
            <text:p>50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Korath" table:style-name="ta1">
        <table:table-column table:style-name="co37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1" table:default-cell-style-name="Default"/>
        <table:table-row table:style-name="ro1">
          <table:table-cell table:style-name="Thick_20_borders" office:value-type="string" calcext:value-type="string">
            <text:p>Kor Sestor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 Mereti T2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Korath Exiles T1.5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88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ce125" office:value-type="string" calcext:value-type="string">
            <text:p>H.Multi</text:p>
          </table:table-cell>
          <table:table-cell table:style-name="ce81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27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11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Heliarch" table:style-name="ta1">
        <table:table-column table:style-name="co45" table:default-cell-style-name="Default"/>
        <table:table-column table:style-name="co21" table:default-cell-style-name="ce8"/>
        <table:table-column table:style-name="co11" table:number-columns-repeated="2" table:default-cell-style-name="ce44"/>
        <table:table-column table:style-name="co11" table:number-columns-repeated="2" table:default-cell-style-name="ce8"/>
        <table:table-column table:style-name="co11" table:default-cell-style-name="ce44"/>
        <table:table-column table:style-name="co11" table:number-columns-repeated="2" table:default-cell-style-name="Default"/>
        <table:table-column table:style-name="co11" table:default-cell-style-name="ce8"/>
        <table:table-column table:style-name="co19" table:default-cell-style-name="Default"/>
        <table:table-column table:style-name="co11" table:default-cell-style-name="Default"/>
        <table:table-column table:style-name="co11" table:default-cell-style-name="ce44"/>
        <table:table-column table:style-name="co11" table:default-cell-style-name="ce74"/>
        <table:table-column table:style-name="co11" table:default-cell-style-name="ce30"/>
        <table:table-column table:style-name="co11" table:default-cell-style-name="ce85"/>
        <table:table-column table:style-name="co11" table:default-cell-style-name="ce63"/>
        <table:table-column table:style-name="co11" table:default-cell-style-name="ce132"/>
        <table:table-column table:style-name="co11" table:default-cell-style-name="ce8"/>
        <table:table-column table:style-name="co11" table:number-columns-repeated="4" table:default-cell-style-name="Default"/>
        <table:table-column table:style-name="co14" table:default-cell-style-name="Default"/>
        <table:table-row table:style-name="ro1">
          <table:table-cell table:style-name="ce94" office:value-type="string" calcext:value-type="string">
            <text:p>Heliarch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Heliarch Punisher</text:p>
          </table:table-cell>
          <table:table-cell office:value-type="string" calcext:value-type="string">
            <text:p>H.Warship</text:p>
          </table:table-cell>
          <table:table-cell office:value-type="float" office:value="108000" calcext:value-type="float">
            <text:p>108000</text:p>
          </table:table-cell>
          <table:table-cell office:value-type="float" office:value="85000" calcext:value-type="float">
            <text:p>85000</text:p>
          </table:table-cell>
          <table:table-cell office:value-type="float" office:value="145" calcext:value-type="float">
            <text:p>145</text:p>
          </table:table-cell>
          <table:table-cell office:value-type="float" office:value="780" calcext:value-type="float">
            <text:p>780</text:p>
          </table:table-cell>
          <table:table-cell office:value-type="float" office:value="12.2" calcext:value-type="float">
            <text:p>12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885" calcext:value-type="float">
            <text:p>885</text:p>
          </table:table-cell>
          <table:table-cell office:value-type="float" office:value="187" calcext:value-type="float">
            <text:p>187</text:p>
          </table:table-cell>
          <table:table-cell table:style-name="ce74" table:formula="of:=[.J2]/[.G2]" office:value-type="float" office:value="15.327868852459" calcext:value-type="float">
            <text:p>15.328</text:p>
          </table:table-cell>
          <table:table-cell table:style-name="ce44" table:formula="of:=[.E2]*[.J$14]" office:value-type="float" office:value="217.5" calcext:value-type="float">
            <text:p>217.5</text:p>
          </table:table-cell>
          <table:table-cell table:formula="of:=[.H2]/100*[.J$15]" office:value-type="float" office:value="48" calcext:value-type="float">
            <text:p>48</text:p>
          </table:table-cell>
          <table:table-cell table:formula="of:=[.$G$14]*[.$C$19]*(1-[.$J$25])" office:value-type="float" office:value="0.186" calcext:value-type="float">
            <text:p>0.186</text:p>
          </table:table-cell>
          <table:table-cell table:formula="of:=[.I2]*[.N2]" office:value-type="float" office:value="164.61" calcext:value-type="float">
            <text:p>164.61</text:p>
          </table:table-cell>
          <table:table-cell table:formula="of:=[.$G$21]*[.$C$19]*(1-[.$J$25])" office:value-type="float" office:value="0.012" calcext:value-type="float">
            <text:p>0.012</text:p>
          </table:table-cell>
          <table:table-cell table:formula="of:=[.C2]*[.P2]" office:value-type="float" office:value="1296" calcext:value-type="float">
            <text:p>1296.00</text:p>
          </table:table-cell>
          <table:table-cell table:formula="of:=[.$G$17]*[.$C$19]*(1-[.$J$25])" office:value-type="float" office:value="0.0444" calcext:value-type="float">
            <text:p>0.044</text:p>
          </table:table-cell>
          <table:table-cell table:formula="of:=[.D2]*[.R2]" office:value-type="float" office:value="3774" calcext:value-type="float">
            <text:p>3774</text:p>
          </table:table-cell>
          <table:table-cell table:style-name="ce92" table:formula="of:=ROUND([.L2]+[.M2]+[.O2]+[.Q2]+[.S2])" office:value-type="float" office:value="5500" calcext:value-type="float">
            <text:p>5500</text:p>
          </table:table-cell>
          <table:table-cell table:style-name="ce44" table:formula="of:=[.F2]" office:value-type="float" office:value="780" calcext:value-type="float">
            <text:p>780</text:p>
          </table:table-cell>
          <table:table-cell table:style-name="ce8" table:formula="of:=[.T2]-[.U2]" office:value-type="float" office:value="4720" calcext:value-type="float">
            <text:p>472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Hunter</text:p>
          </table:table-cell>
          <table:table-cell office:value-type="string" calcext:value-type="string">
            <text:p>M.Warship</text:p>
          </table:table-cell>
          <table:table-cell office:value-type="float" office:value="54900" calcext:value-type="float">
            <text:p>54900</text:p>
          </table:table-cell>
          <table:table-cell office:value-type="float" office:value="45300" calcext:value-type="float">
            <text:p>45300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41" calcext:value-type="float">
            <text:p>141</text:p>
          </table:table-cell>
          <table:table-cell table:style-name="ce74" table:formula="of:=[.J3]/[.G3]" office:value-type="float" office:value="26.6037735849057" calcext:value-type="float">
            <text:p>26.604</text:p>
          </table:table-cell>
          <table:table-cell table:style-name="ce44" table:formula="of:=[.E3]*[.J$14]" office:value-type="float" office:value="61.5" calcext:value-type="float">
            <text:p>61.5</text:p>
          </table:table-cell>
          <table:table-cell table:formula="of:=[.H3]/100*[.J$15]" office:value-type="float" office:value="120" calcext:value-type="float">
            <text:p>120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3]*[.N3]" office:value-type="float" office:value="75.2928" calcext:value-type="float">
            <text:p>75.29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3]*[.P3]" office:value-type="float" office:value="483.12" calcext:value-type="float">
            <text:p>483.12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3]*[.R3]" office:value-type="float" office:value="1474.968" calcext:value-type="float">
            <text:p>1474.968</text:p>
          </table:table-cell>
          <table:table-cell table:style-name="ce92" table:formula="of:=ROUND([.L3]+[.M3]+[.O3]+[.Q3]+[.S3])" office:value-type="float" office:value="2215" calcext:value-type="float">
            <text:p>2215</text:p>
          </table:table-cell>
          <table:table-cell table:style-name="ce44" table:formula="of:=[.F3]" office:value-type="float" office:value="420" calcext:value-type="float">
            <text:p>420</text:p>
          </table:table-cell>
          <table:table-cell table:style-name="ce8" table:formula="of:=[.T3]-[.U3]" office:value-type="float" office:value="1795" calcext:value-type="float">
            <text:p>17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Interdictor</text:p>
          </table:table-cell>
          <table:table-cell office:value-type="string" calcext:value-type="string">
            <text:p>M.Warship</text:p>
          </table:table-cell>
          <table:table-cell office:value-type="float" office:value="65300" calcext:value-type="float">
            <text:p>65300</text:p>
          </table:table-cell>
          <table:table-cell office:value-type="float" office:value="54600" calcext:value-type="float">
            <text:p>5460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544" calcext:value-type="float">
            <text:p>544</text:p>
          </table:table-cell>
          <table:table-cell office:value-type="float" office:value="135" calcext:value-type="float">
            <text:p>135</text:p>
          </table:table-cell>
          <table:table-cell table:style-name="ce74" table:formula="of:=[.J4]/[.G4]" office:value-type="float" office:value="18.2432432432432" calcext:value-type="float">
            <text:p>18.243</text:p>
          </table:table-cell>
          <table:table-cell table:style-name="ce44" table:formula="of:=[.E4]*[.J$14]" office:value-type="float" office:value="105" calcext:value-type="float">
            <text:p>105</text:p>
          </table:table-cell>
          <table:table-cell table:formula="of:=[.H4]/100*[.J$15]" office:value-type="float" office:value="64" calcext:value-type="float">
            <text:p>64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4]*[.N4]" office:value-type="float" office:value="74.2016" calcext:value-type="float">
            <text:p>74.20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4]*[.P4]" office:value-type="float" office:value="574.64" calcext:value-type="float">
            <text:p>574.64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4]*[.R4]" office:value-type="float" office:value="1777.776" calcext:value-type="float">
            <text:p>1777.776</text:p>
          </table:table-cell>
          <table:table-cell table:style-name="ce92" table:formula="of:=ROUND([.L4]+[.M4]+[.O4]+[.Q4]+[.S4])" office:value-type="float" office:value="2596" calcext:value-type="float">
            <text:p>2596</text:p>
          </table:table-cell>
          <table:table-cell table:style-name="ce44" table:formula="of:=[.F4]" office:value-type="float" office:value="520" calcext:value-type="float">
            <text:p>520</text:p>
          </table:table-cell>
          <table:table-cell table:style-name="ce8" table:formula="of:=[.T4]-[.U4]" office:value-type="float" office:value="2076" calcext:value-type="float">
            <text:p>207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Judicator</text:p>
          </table:table-cell>
          <table:table-cell office:value-type="string" calcext:value-type="string">
            <text:p>M.Warship</text:p>
          </table:table-cell>
          <table:table-cell office:value-type="float" office:value="47700" calcext:value-type="float">
            <text:p>47700</text:p>
          </table:table-cell>
          <table:table-cell office:value-type="float" office:value="41900" calcext:value-type="float">
            <text:p>41900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7.9" calcext:value-type="float">
            <text:p>7.9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24" calcext:value-type="float">
            <text:p>524</text:p>
          </table:table-cell>
          <table:table-cell office:value-type="float" office:value="114" calcext:value-type="float">
            <text:p>114</text:p>
          </table:table-cell>
          <table:table-cell table:style-name="ce74" table:formula="of:=[.J5]/[.G5]" office:value-type="float" office:value="14.4303797468354" calcext:value-type="float">
            <text:p>14.430</text:p>
          </table:table-cell>
          <table:table-cell table:style-name="ce44" table:formula="of:=[.E5]*[.J$14]" office:value-type="float" office:value="165" calcext:value-type="float">
            <text:p>165</text:p>
          </table:table-cell>
          <table:table-cell table:formula="of:=[.H5]/100*[.J$15]" office:value-type="float" office:value="72" calcext:value-type="float">
            <text:p>72</text:p>
          </table:table-cell>
          <table:table-cell table:formula="of:=[.$G$14]*[.$C$18]*(1-[.$J$25])" office:value-type="float" office:value="0.1364" calcext:value-type="float">
            <text:p>0.136</text:p>
          </table:table-cell>
          <table:table-cell table:formula="of:=[.I5]*[.N5]" office:value-type="float" office:value="71.4736" calcext:value-type="float">
            <text:p>71.47</text:p>
          </table:table-cell>
          <table:table-cell table:formula="of:=[.$G$21]*[.$C$18]*(1-[.$J$25])" office:value-type="float" office:value="0.0088" calcext:value-type="float">
            <text:p>0.009</text:p>
          </table:table-cell>
          <table:table-cell table:formula="of:=[.C5]*[.P5]" office:value-type="float" office:value="419.76" calcext:value-type="float">
            <text:p>419.76</text:p>
          </table:table-cell>
          <table:table-cell table:formula="of:=[.$G$17]*[.$C$18]*(1-[.$J$25])" office:value-type="float" office:value="0.03256" calcext:value-type="float">
            <text:p>0.033</text:p>
          </table:table-cell>
          <table:table-cell table:formula="of:=[.D5]*[.R5]" office:value-type="float" office:value="1364.264" calcext:value-type="float">
            <text:p>1364.264</text:p>
          </table:table-cell>
          <table:table-cell table:style-name="ce92" table:formula="of:=ROUND([.L5]+[.M5]+[.O5]+[.Q5]+[.S5])" office:value-type="float" office:value="2092" calcext:value-type="float">
            <text:p>2092</text:p>
          </table:table-cell>
          <table:table-cell table:style-name="ce44" table:formula="of:=[.F5]" office:value-type="float" office:value="480" calcext:value-type="float">
            <text:p>480</text:p>
          </table:table-cell>
          <table:table-cell table:style-name="ce8" table:formula="of:=[.T5]-[.U5]" office:value-type="float" office:value="1612" calcext:value-type="float">
            <text:p>161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Breacher</text:p>
          </table:table-cell>
          <table:table-cell office:value-type="string" calcext:value-type="string">
            <text:p>L.Warship</text:p>
          </table:table-cell>
          <table:table-cell office:value-type="float" office:value="24400" calcext:value-type="float">
            <text:p>24400</text:p>
          </table:table-cell>
          <table:table-cell office:value-type="float" office:value="21500" calcext:value-type="float">
            <text:p>215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table:style-name="ce74" table:formula="of:=[.J6]/[.G6]" office:value-type="float" office:value="33.125" calcext:value-type="float">
            <text:p>33.125</text:p>
          </table:table-cell>
          <table:table-cell table:style-name="ce44" table:formula="of:=[.E6]*[.J$14]" office:value-type="float" office:value="22.5" calcext:value-type="float">
            <text:p>22.5</text:p>
          </table:table-cell>
          <table:table-cell table:formula="of:=[.H6]/100*[.J$15]" office:value-type="float" office:value="64" calcext:value-type="float">
            <text:p>64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6]*[.N6]" office:value-type="float" office:value="32.2896" calcext:value-type="float">
            <text:p>32.29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6]*[.P6]" office:value-type="float" office:value="136.64" calcext:value-type="float">
            <text:p>136.6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6]*[.R6]" office:value-type="float" office:value="445.48" calcext:value-type="float">
            <text:p>445.48</text:p>
          </table:table-cell>
          <table:table-cell table:style-name="ce92" table:formula="of:=ROUND([.L6]+[.M6]+[.O6]+[.Q6]+[.S6])" office:value-type="float" office:value="701" calcext:value-type="float">
            <text:p>701</text:p>
          </table:table-cell>
          <table:table-cell table:style-name="ce44" table:formula="of:=[.F6]" office:value-type="float" office:value="200" calcext:value-type="float">
            <text:p>200</text:p>
          </table:table-cell>
          <table:table-cell table:style-name="ce8" table:formula="of:=[.T6]-[.U6]" office:value-type="float" office:value="501" calcext:value-type="float">
            <text:p>5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Neutralizer</text:p>
          </table:table-cell>
          <table:table-cell office:value-type="string" calcext:value-type="string">
            <text:p>L.Warship</text:p>
          </table:table-cell>
          <table:table-cell office:value-type="float" office:value="36400" calcext:value-type="float">
            <text:p>36400</text:p>
          </table:table-cell>
          <table:table-cell office:value-type="float" office:value="32800" calcext:value-type="float">
            <text:p>32800</text:p>
          </table:table-cell>
          <table:table-cell office:value-type="float" office:value="24" calcext:value-type="float">
            <text:p>24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7" calcext:value-type="float">
            <text:p>367</text:p>
          </table:table-cell>
          <table:table-cell office:value-type="float" office:value="102" calcext:value-type="float">
            <text:p>102</text:p>
          </table:table-cell>
          <table:table-cell table:style-name="ce74" table:formula="of:=[.J7]/[.G7]" office:value-type="float" office:value="24.8780487804878" calcext:value-type="float">
            <text:p>24.878</text:p>
          </table:table-cell>
          <table:table-cell table:style-name="ce44" table:formula="of:=[.E7]*[.J$14]" office:value-type="float" office:value="36" calcext:value-type="float">
            <text:p>36</text:p>
          </table:table-cell>
          <table:table-cell table:formula="of:=[.H7]/100*[.J$15]" office:value-type="float" office:value="80" calcext:value-type="float">
            <text:p>80</text:p>
          </table:table-cell>
          <table:table-cell table:formula="of:=[.$G$14]*[.$C$17]*(1-[.$J$25])" office:value-type="float" office:value="0.0868" calcext:value-type="float">
            <text:p>0.087</text:p>
          </table:table-cell>
          <table:table-cell table:formula="of:=[.I7]*[.N7]" office:value-type="float" office:value="31.8556" calcext:value-type="float">
            <text:p>31.86</text:p>
          </table:table-cell>
          <table:table-cell table:formula="of:=[.$G$21]*[.$C$17]*(1-[.$J$25])" office:value-type="float" office:value="0.0056" calcext:value-type="float">
            <text:p>0.006</text:p>
          </table:table-cell>
          <table:table-cell table:formula="of:=[.C7]*[.P7]" office:value-type="float" office:value="203.84" calcext:value-type="float">
            <text:p>203.84</text:p>
          </table:table-cell>
          <table:table-cell table:formula="of:=[.$G$17]*[.$C$17]*(1-[.$J$25])" office:value-type="float" office:value="0.02072" calcext:value-type="float">
            <text:p>0.021</text:p>
          </table:table-cell>
          <table:table-cell table:formula="of:=[.D7]*[.R7]" office:value-type="float" office:value="679.616" calcext:value-type="float">
            <text:p>679.616</text:p>
          </table:table-cell>
          <table:table-cell table:style-name="ce92" table:formula="of:=ROUND([.L7]+[.M7]+[.O7]+[.Q7]+[.S7])" office:value-type="float" office:value="1031" calcext:value-type="float">
            <text:p>1031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761" calcext:value-type="float">
            <text:p>7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Pursuer</text:p>
          </table:table-cell>
          <table:table-cell office:value-type="string" calcext:value-type="string">
            <text:p>Fighter</text:p>
          </table:table-cell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style-name="ce74" table:formula="of:=[.J8]/[.G8]" office:value-type="float" office:value="45" calcext:value-type="float">
            <text:p>45.000</text:p>
          </table:table-cell>
          <table:table-cell table:style-name="ce44" table:formula="of:=[.E8]*[.J$14]" office:value-type="float" office:value="1.5" calcext:value-type="float">
            <text:p>1.5</text:p>
          </table:table-cell>
          <table:table-cell table:formula="of:=[.H8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8]*[.N8]" office:value-type="float" office:value="3.906" calcext:value-type="float">
            <text:p>3.91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8]*[.P8]" office:value-type="float" office:value="5.28" calcext:value-type="float">
            <text:p>5.2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8]*[.R8]" office:value-type="float" office:value="14.208" calcext:value-type="float">
            <text:p>14.208</text:p>
          </table:table-cell>
          <table:table-cell table:style-name="ce92" table:formula="of:=ROUND([.L8]+[.M8]+[.O8]+[.Q8]+[.S8])" office:value-type="float" office:value="25" calcext:value-type="float">
            <text:p>25</text:p>
          </table:table-cell>
          <table:table-cell table:style-name="ce44" table:formula="of:=[.F8]" office:value-type="float" office:value="31" calcext:value-type="float">
            <text:p>31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Rover</text:p>
          </table:table-cell>
          <table:table-cell office:value-type="string" calcext:value-type="string">
            <text:p>F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19" calcext:value-type="float">
            <text:p>1.1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style-name="ce74" table:formula="of:=[.J9]/[.G9]" office:value-type="float" office:value="26.890756302521" calcext:value-type="float">
            <text:p>26.891</text:p>
          </table:table-cell>
          <table:table-cell table:style-name="ce44" table:formula="of:=[.E9]*[.J$14]" office:value-type="float" office:value="1.5" calcext:value-type="float">
            <text:p>1.5</text:p>
          </table:table-cell>
          <table:table-cell table:formula="of:=[.H9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9]*[.N9]" office:value-type="float" office:value="4.65" calcext:value-type="float">
            <text:p>4.6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9]*[.P9]" office:value-type="float" office:value="7.92" calcext:value-type="float">
            <text:p>7.92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9]*[.R9]" office:value-type="float" office:value="27.528" calcext:value-type="float">
            <text:p>27.528</text:p>
          </table:table-cell>
          <table:table-cell table:style-name="ce92" table:formula="of:=ROUND([.L9]+[.M9]+[.O9]+[.Q9]+[.S9])" office:value-type="float" office:value="42" calcext:value-type="float">
            <text:p>42</text:p>
          </table:table-cell>
          <table:table-cell table:style-name="ce44" table:formula="of:=[.F9]" office:value-type="float" office:value="37" calcext:value-type="float">
            <text:p>37</text:p>
          </table:table-cell>
          <table:table-cell table:style-name="ce8" table:formula="of:=[.T9]-[.U9]" office:value-type="float" office:value="5" calcext:value-type="float">
            <text:p>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liarch Stalker</text:p>
          </table:table-cell>
          <table:table-cell office:value-type="string" calcext:value-type="string">
            <text:p>F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table:style-name="ce74" table:formula="of:=[.J10]/[.G10]" office:value-type="float" office:value="7.61904761904762" calcext:value-type="float">
            <text:p>7.619</text:p>
          </table:table-cell>
          <table:table-cell table:style-name="ce44" table:formula="of:=[.E10]*[.J$14]" office:value-type="float" office:value="3" calcext:value-type="float">
            <text:p>3</text:p>
          </table:table-cell>
          <table:table-cell table:formula="of:=[.H10]/100*[.J$15]" office:value-type="float" office:value="0" calcext:value-type="float">
            <text:p>0</text:p>
          </table:table-cell>
          <table:table-cell table:formula="of:=[.$G$14]*[.$C$15]*(1-[.$J$25])" office:value-type="float" office:value="0.0372" calcext:value-type="float">
            <text:p>0.037</text:p>
          </table:table-cell>
          <table:table-cell table:formula="of:=[.I10]*[.N10]" office:value-type="float" office:value="4.9476" calcext:value-type="float">
            <text:p>4.95</text:p>
          </table:table-cell>
          <table:table-cell table:formula="of:=[.$G$21]*[.$C$15]*(1-[.$J$25])" office:value-type="float" office:value="0.0024" calcext:value-type="float">
            <text:p>0.002</text:p>
          </table:table-cell>
          <table:table-cell table:formula="of:=[.C10]*[.P10]" office:value-type="float" office:value="13.68" calcext:value-type="float">
            <text:p>13.68</text:p>
          </table:table-cell>
          <table:table-cell table:formula="of:=[.$G$17]*[.$C$15]*(1-[.$J$25])" office:value-type="float" office:value="0.00888" calcext:value-type="float">
            <text:p>0.009</text:p>
          </table:table-cell>
          <table:table-cell table:formula="of:=[.D10]*[.R10]" office:value-type="float" office:value="46.176" calcext:value-type="float">
            <text:p>46.176</text:p>
          </table:table-cell>
          <table:table-cell table:style-name="ce92" table:formula="of:=ROUND([.L10]+[.M10]+[.O10]+[.Q10]+[.S10])" office:value-type="float" office:value="68" calcext:value-type="float">
            <text:p>68</text:p>
          </table:table-cell>
          <table:table-cell table:style-name="ce44" table:formula="of:=[.F10]" office:value-type="float" office:value="80" calcext:value-type="float">
            <text:p>80</text:p>
          </table:table-cell>
          <table:table-cell table:style-name="ce8" table:formula="of:=[.T10]-[.U10]" office:value-type="float" office:value="-12" calcext:value-type="float">
            <text:p>-12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4]*[.O$12]" office:value-type="float" office:value="42.5" calcext:value-type="float">
            <text:p>42.50</text:p>
          </table:table-cell>
          <table:table-cell table:style-name="ce63" table:formula="of:=[.$Q14]*[.P$12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4]*[.R$12]" office:value-type="float" office:value="55" calcext:value-type="float">
            <text:p>55.00</text:p>
          </table:table-cell>
          <table:table-cell table:style-name="ce63" table:formula="of:=[.$Q14]*[.S$12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5]*[.O$12]" office:value-type="float" office:value="37.4" calcext:value-type="float">
            <text:p>37.40</text:p>
          </table:table-cell>
          <table:table-cell table:style-name="ce63" table:formula="of:=[.$Q15]*[.P$12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5]*[.R$12]" office:value-type="float" office:value="48.4" calcext:value-type="float">
            <text:p>48.40</text:p>
          </table:table-cell>
          <table:table-cell table:style-name="ce63" table:formula="of:=[.$Q15]*[.S$12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16]*[.O$12]" office:value-type="float" office:value="34" calcext:value-type="float">
            <text:p>34.00</text:p>
          </table:table-cell>
          <table:table-cell table:style-name="ce63" table:formula="of:=[.$Q16]*[.P$12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16]*[.R$12]" office:value-type="float" office:value="44" calcext:value-type="float">
            <text:p>44.00</text:p>
          </table:table-cell>
          <table:table-cell table:style-name="ce63" table:formula="of:=[.$Q16]*[.S$12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17]*[.O$12]" office:value-type="float" office:value="22.95" calcext:value-type="float">
            <text:p>22.95</text:p>
          </table:table-cell>
          <table:table-cell table:style-name="ce63" table:formula="of:=[.$Q17]*[.P$12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17]*[.R$12]" office:value-type="float" office:value="29.7" calcext:value-type="float">
            <text:p>29.70</text:p>
          </table:table-cell>
          <table:table-cell table:style-name="ce63" table:formula="of:=[.$Q17]*[.S$12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18]*[.O$12]" office:value-type="float" office:value="17" calcext:value-type="float">
            <text:p>17.00</text:p>
          </table:table-cell>
          <table:table-cell table:style-name="ce63" table:formula="of:=[.$Q18]*[.P$12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18]*[.R$12]" office:value-type="float" office:value="22" calcext:value-type="float">
            <text:p>22.00</text:p>
          </table:table-cell>
          <table:table-cell table:style-name="ce63" table:formula="of:=[.$Q18]*[.S$12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" calcext:value-type="float" table:number-columns-spanned="2" table:number-rows-spanned="1">
            <text:p>3.0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19]*[.O$12]" office:value-type="float" office:value="14.45" calcext:value-type="float">
            <text:p>14.45</text:p>
          </table:table-cell>
          <table:table-cell table:style-name="ce63" table:formula="of:=[.$Q19]*[.P$12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19]*[.R$12]" office:value-type="float" office:value="18.7" calcext:value-type="float">
            <text:p>18.70</text:p>
          </table:table-cell>
          <table:table-cell table:style-name="ce63" table:formula="of:=[.$Q19]*[.S$12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0]*[.O$12]" office:value-type="float" office:value="24.65" calcext:value-type="float">
            <text:p>24.65</text:p>
          </table:table-cell>
          <table:table-cell table:style-name="ce63" table:formula="of:=[.$Q20]*[.P$12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0]*[.R$12]" office:value-type="float" office:value="31.9" calcext:value-type="float">
            <text:p>31.90</text:p>
          </table:table-cell>
          <table:table-cell table:style-name="ce63" table:formula="of:=[.$Q20]*[.S$12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1]*[.O$12]" office:value-type="float" office:value="11.9" calcext:value-type="float">
            <text:p>11.90</text:p>
          </table:table-cell>
          <table:table-cell table:style-name="ce63" table:formula="of:=[.$Q21]*[.P$12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1]*[.R$12]" office:value-type="float" office:value="15.4" calcext:value-type="float">
            <text:p>15.40</text:p>
          </table:table-cell>
          <table:table-cell table:style-name="ce63" table:formula="of:=[.$Q21]*[.S$12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2]*[.O$12]" office:value-type="float" office:value="5.1" calcext:value-type="float">
            <text:p>5.10</text:p>
          </table:table-cell>
          <table:table-cell table:style-name="ce63" table:formula="of:=[.$Q22]*[.P$12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2]*[.R$12]" office:value-type="float" office:value="6.6" calcext:value-type="float">
            <text:p>6.60</text:p>
          </table:table-cell>
          <table:table-cell table:style-name="ce63" table:formula="of:=[.$Q22]*[.S$12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Heliarch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11" office:value-type="percentage" office:value="0.6" calcext:value-type="percentage">
            <text:p>60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Pug" table:style-name="ta1">
        <table:table-column table:style-name="co46" table:default-cell-style-name="Default"/>
        <table:table-column table:style-name="co1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19" table:default-cell-style-name="Default"/>
        <table:table-column table:style-name="co11" table:number-columns-repeated="3" table:default-cell-style-name="Default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5" table:default-cell-style-name="Default"/>
        <table:table-row table:style-name="ro1">
          <table:table-cell table:style-name="Thick_20_borders" office:value-type="string" calcext:value-type="string">
            <text:p>Pug T3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Arfec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98000" calcext:value-type="float">
            <text:p>98000</text:p>
          </table:table-cell>
          <table:table-cell table:style-name="ce44" office:value-type="float" office:value="80000" calcext:value-type="float">
            <text:p>8000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70" calcext:value-type="float">
            <text:p>670</text:p>
          </table:table-cell>
          <table:table-cell table:style-name="ce75" office:value-type="float" office:value="7.5" calcext:value-type="float">
            <text:p>7.5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20" calcext:value-type="float">
            <text:p>220</text:p>
          </table:table-cell>
          <table:table-cell table:style-name="ce74" table:formula="of:=[.J2]/[.G2]" office:value-type="float" office:value="29.3333333333333" calcext:value-type="float">
            <text:p>29.333</text:p>
          </table:table-cell>
          <table:table-cell table:style-name="ce75" table:formula="of:=[.E2]*[.J$10]" office:value-type="float" office:value="69" calcext:value-type="float">
            <text:p>69.0</text:p>
          </table:table-cell>
          <table:table-cell table:style-name="ce44" table:formula="of:=[.H2]/100*[.J$11]" office:value-type="float" office:value="96" calcext:value-type="float">
            <text:p>96</text:p>
          </table:table-cell>
          <table:table-cell table:style-name="ce74" table:formula="of:=[.$G$10]*[.$C$14]*(1-[.$J$22])" office:value-type="float" office:value="0.1240248" calcext:value-type="float">
            <text:p>0.124</text:p>
          </table:table-cell>
          <table:table-cell table:style-name="ce30" table:formula="of:=[.I2]*[.N2]" office:value-type="float" office:value="79.375872" calcext:value-type="float">
            <text:p>79.38</text:p>
          </table:table-cell>
          <table:table-cell table:style-name="ce85" table:formula="of:=[.$G$17]*[.$C$14]*(1-[.$J$22])" office:value-type="float" office:value="0.00640128" calcext:value-type="float">
            <text:p>0.006</text:p>
          </table:table-cell>
          <table:table-cell table:style-name="ce63" table:formula="of:=[.C2]*[.P2]" office:value-type="float" office:value="627.32544" calcext:value-type="float">
            <text:p>627.33</text:p>
          </table:table-cell>
          <table:table-cell table:style-name="ce74" table:formula="of:=[.$G$13]*[.$C$14]*(1-[.$J$22])" office:value-type="float" office:value="0.02960592" calcext:value-type="float">
            <text:p>0.030</text:p>
          </table:table-cell>
          <table:table-cell table:style-name="ce30" table:formula="of:=[.D2]*[.R2]" office:value-type="float" office:value="2368.4736" calcext:value-type="float">
            <text:p>2368.47</text:p>
          </table:table-cell>
          <table:table-cell table:style-name="ce92" table:formula="of:=ROUND([.L2]+[.M2]+[.O2]+[.Q2]+[.S2])" office:value-type="float" office:value="3240" calcext:value-type="float">
            <text:p>3240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2570" calcext:value-type="float">
            <text:p>2570</text:p>
          </table:table-cell>
          <table:table-cell table:style-name="ce44" table:number-columns-repeated="2"/>
        </table:table-row>
        <table:table-row table:style-name="ro1">
          <table:table-cell table:style-name="Thick_20_borders" office:value-type="string" calcext:value-type="string">
            <text:p>Pug T1.1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123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ce124" office:value-type="string" calcext:value-type="string">
            <text:p>Eng/Drag</text:p>
          </table:table-cell>
          <table:table-cell table:style-name="ce123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ce125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Pug Mabor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600" calcext:value-type="float">
            <text:p>12600</text:p>
          </table:table-cell>
          <table:table-cell table:style-name="ce44" office:value-type="float" office:value="2700" calcext:value-type="float">
            <text:p>270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40" calcext:value-type="float">
            <text:p>940</text:p>
          </table:table-cell>
          <table:table-cell table:style-name="ce75" office:value-type="float" office:value="9.8" calcext:value-type="float">
            <text:p>9.8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148" calcext:value-type="float">
            <text:p>148</text:p>
          </table:table-cell>
          <table:table-cell table:style-name="ce74" table:formula="of:=[.J4]/[.G4]" office:value-type="float" office:value="15.1020408163265" calcext:value-type="float">
            <text:p>15.102</text:p>
          </table:table-cell>
          <table:table-cell table:style-name="ce75" table:formula="of:=[.E4]*[.J$10]" office:value-type="float" office:value="130.5" calcext:value-type="float">
            <text:p>130.5</text:p>
          </table:table-cell>
          <table:table-cell table:style-name="ce44" table:formula="of:=[.H4]/100*[.J$11]" office:value-type="float" office:value="48" calcext:value-type="float">
            <text:p>48</text:p>
          </table:table-cell>
          <table:table-cell table:style-name="ce74" table:formula="of:=[.$G$10]*[.$C$15]*(1-[.$J$21])" office:value-type="float" office:value="0.43682255" calcext:value-type="float">
            <text:p>0.437</text:p>
          </table:table-cell>
          <table:table-cell table:style-name="ce30" table:formula="of:=[.I4]*[.N4]" office:value-type="float" office:value="244.620628" calcext:value-type="float">
            <text:p>244.62</text:p>
          </table:table-cell>
          <table:table-cell table:style-name="ce85" table:formula="of:=[.$G$16]*[.$C$15]*(1-[.$J$21])" office:value-type="float" office:value="0.04227315" calcext:value-type="float">
            <text:p>0.042</text:p>
          </table:table-cell>
          <table:table-cell table:style-name="ce63" table:formula="of:=[.C4]*[.P4]" office:value-type="float" office:value="532.64169" calcext:value-type="float">
            <text:p>532.64</text:p>
          </table:table-cell>
          <table:table-cell table:style-name="ce74" table:formula="of:=[.$G$14]*[.$C$15]*(1-[.$J$21])" office:value-type="float" office:value="0.12681945" calcext:value-type="float">
            <text:p>0.127</text:p>
          </table:table-cell>
          <table:table-cell table:style-name="ce30" table:formula="of:=[.D4]*[.R4]" office:value-type="float" office:value="342.412515" calcext:value-type="float">
            <text:p>342.41</text:p>
          </table:table-cell>
          <table:table-cell table:style-name="ce92" table:formula="of:=ROUND([.L4]+[.M4]+[.O4]+[.Q4]+[.S4])" office:value-type="float" office:value="1298" calcext:value-type="float">
            <text:p>1298</text:p>
          </table:table-cell>
          <table:table-cell table:style-name="ce44" table:formula="of:=[.F4]" office:value-type="float" office:value="940" calcext:value-type="float">
            <text:p>940</text:p>
          </table:table-cell>
          <table:table-cell table:style-name="ce8" table:formula="of:=[.T4]-[.U4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Enfolta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10" calcext:value-type="float">
            <text:p>410</text:p>
          </table:table-cell>
          <table:table-cell table:style-name="ce75" office:value-type="float" office:value="5.9" calcext:value-type="float">
            <text:p>5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6" calcext:value-type="float">
            <text:p>106</text:p>
          </table:table-cell>
          <table:table-cell table:style-name="ce74" table:formula="of:=[.J5]/[.G5]" office:value-type="float" office:value="17.9661016949153" calcext:value-type="float">
            <text:p>17.966</text:p>
          </table:table-cell>
          <table:table-cell table:style-name="ce75" table:formula="of:=[.E5]*[.J$10]" office:value-type="float" office:value="40.5" calcext:value-type="float">
            <text:p>40.5</text:p>
          </table:table-cell>
          <table:table-cell table:style-name="ce44" table:formula="of:=[.H5]/100*[.J$11]" office:value-type="float" office:value="48" calcext:value-type="float">
            <text:p>48</text:p>
          </table:table-cell>
          <table:table-cell table:style-name="ce74" table:formula="of:=[.$G$10]*[.$C$14]*(1-[.$J$21])" office:value-type="float" office:value="0.3381852" calcext:value-type="float">
            <text:p>0.338</text:p>
          </table:table-cell>
          <table:table-cell table:style-name="ce30" table:formula="of:=[.I5]*[.N5]" office:value-type="float" office:value="121.746672" calcext:value-type="float">
            <text:p>121.75</text:p>
          </table:table-cell>
          <table:table-cell table:style-name="ce85" table:formula="of:=[.$G$16]*[.$C$14]*(1-[.$J$21])" office:value-type="float" office:value="0.0327276" calcext:value-type="float">
            <text:p>0.033</text:p>
          </table:table-cell>
          <table:table-cell table:style-name="ce63" table:formula="of:=[.C5]*[.P5]" office:value-type="float" office:value="222.54768" calcext:value-type="float">
            <text:p>222.55</text:p>
          </table:table-cell>
          <table:table-cell table:style-name="ce74" table:formula="of:=[.$G$14]*[.$C$14]*(1-[.$J$21])" office:value-type="float" office:value="0.0981828" calcext:value-type="float">
            <text:p>0.098</text:p>
          </table:table-cell>
          <table:table-cell table:style-name="ce30" table:formula="of:=[.D5]*[.R5]" office:value-type="float" office:value="166.91076" calcext:value-type="float">
            <text:p>166.91</text:p>
          </table:table-cell>
          <table:table-cell table:style-name="ce92" table:formula="of:=ROUND([.L5]+[.M5]+[.O5]+[.Q5]+[.S5])" office:value-type="float" office:value="600" calcext:value-type="float">
            <text:p>600</text:p>
          </table:table-cell>
          <table:table-cell table:style-name="ce44" table:formula="of:=[.F5]" office:value-type="float" office:value="410" calcext:value-type="float">
            <text:p>410</text:p>
          </table:table-cell>
          <table:table-cell table:style-name="ce8" table:formula="of:=[.T5]-[.U5]" office:value-type="float" office:value="190" calcext:value-type="float">
            <text:p>19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g Zibruka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0" calcext:value-type="float">
            <text:p>240</text:p>
          </table:table-cell>
          <table:table-cell table:style-name="ce75" office:value-type="float" office:value="3.1" calcext:value-type="float">
            <text:p>3.1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6" calcext:value-type="float">
            <text:p>76</text:p>
          </table:table-cell>
          <table:table-cell table:style-name="ce74" table:formula="of:=[.J6]/[.G6]" office:value-type="float" office:value="24.5161290322581" calcext:value-type="float">
            <text:p>24.516</text:p>
          </table:table-cell>
          <table:table-cell table:style-name="ce75" table:formula="of:=[.E6]*[.J$10]" office:value-type="float" office:value="9" calcext:value-type="float">
            <text:p>9.0</text:p>
          </table:table-cell>
          <table:table-cell table:style-name="ce44" table:formula="of:=[.H6]/100*[.J$11]" office:value-type="float" office:value="48" calcext:value-type="float">
            <text:p>48</text:p>
          </table:table-cell>
          <table:table-cell table:style-name="ce74" table:formula="of:=[.$G$10]*[.$C$13]*(1-[.$J$21])" office:value-type="float" office:value="0.2254568" calcext:value-type="float">
            <text:p>0.225</text:p>
          </table:table-cell>
          <table:table-cell table:style-name="ce30" table:formula="of:=[.I6]*[.N6]" office:value-type="float" office:value="40.582224" calcext:value-type="float">
            <text:p>40.58</text:p>
          </table:table-cell>
          <table:table-cell table:style-name="ce85" table:formula="of:=[.$G$16]*[.$C$13]*(1-[.$J$21])" office:value-type="float" office:value="0.0218184" calcext:value-type="float">
            <text:p>0.022</text:p>
          </table:table-cell>
          <table:table-cell table:style-name="ce63" table:formula="of:=[.C6]*[.P6]" office:value-type="float" office:value="87.2736" calcext:value-type="float">
            <text:p>87.27</text:p>
          </table:table-cell>
          <table:table-cell table:style-name="ce74" table:formula="of:=[.$G$14]*[.$C$13]*(1-[.$J$21])" office:value-type="float" office:value="0.0654552" calcext:value-type="float">
            <text:p>0.065</text:p>
          </table:table-cell>
          <table:table-cell table:style-name="ce30" table:formula="of:=[.D6]*[.R6]" office:value-type="float" office:value="65.4552" calcext:value-type="float">
            <text:p>65.46</text:p>
          </table:table-cell>
          <table:table-cell table:style-name="ce92" table:formula="of:=ROUND([.L6]+[.M6]+[.O6]+[.Q6]+[.S6])" office:value-type="float" office:value="250" calcext:value-type="float">
            <text:p>250</text:p>
          </table:table-cell>
          <table:table-cell table:style-name="ce44" table:formula="of:=[.F6]" office:value-type="float" office:value="240" calcext:value-type="float">
            <text:p>240</text:p>
          </table:table-cell>
          <table:table-cell table:style-name="ce8" table:formula="of:=[.T6]-[.U6]" office:value-type="float" office:value="10" calcext:value-type="float">
            <text:p>1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5" calcext:value-type="float" table:number-columns-spanned="2" table:number-rows-spanned="1">
            <text:p>0.5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formula="of:=[.Q10]*[.O$8]" office:value-type="float" office:value="42.5" calcext:value-type="float">
            <text:p>42.50</text:p>
          </table:table-cell>
          <table:table-cell table:formula="of:=[.Q10]*[.P$8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Q10]*[.R$8]" office:value-type="float" office:value="55" calcext:value-type="float">
            <text:p>55.00</text:p>
          </table:table-cell>
          <table:table-cell table:formula="of:=[.Q10]*[.S$8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7" calcext:value-type="float" table:number-columns-spanned="2" table:number-rows-spanned="1">
            <text:p>0.7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formula="of:=[.Q11]*[.O$8]" office:value-type="float" office:value="37.4" calcext:value-type="float">
            <text:p>37.40</text:p>
          </table:table-cell>
          <table:table-cell table:formula="of:=[.Q11]*[.P$8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Q11]*[.R$8]" office:value-type="float" office:value="48.4" calcext:value-type="float">
            <text:p>48.40</text:p>
          </table:table-cell>
          <table:table-cell table:formula="of:=[.Q11]*[.S$8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9" calcext:value-type="float" table:number-columns-spanned="2" table:number-rows-spanned="1">
            <text:p>0.9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formula="of:=[.Q12]*[.O$8]" office:value-type="float" office:value="34" calcext:value-type="float">
            <text:p>34.00</text:p>
          </table:table-cell>
          <table:table-cell table:formula="of:=[.Q12]*[.P$8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Q12]*[.R$8]" office:value-type="float" office:value="44" calcext:value-type="float">
            <text:p>44.00</text:p>
          </table:table-cell>
          <table:table-cell table:formula="of:=[.Q12]*[.S$8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6" calcext:value-type="float" table:number-columns-spanned="2" table:number-rows-spanned="1">
            <text:p>1.6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formula="of:=[.Q13]*[.O$8]" office:value-type="float" office:value="22.95" calcext:value-type="float">
            <text:p>22.95</text:p>
          </table:table-cell>
          <table:table-cell table:formula="of:=[.Q13]*[.P$8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Q13]*[.R$8]" office:value-type="float" office:value="29.7" calcext:value-type="float">
            <text:p>29.70</text:p>
          </table:table-cell>
          <table:table-cell table:formula="of:=[.Q13]*[.S$8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4" calcext:value-type="float" table:number-columns-spanned="2" table:number-rows-spanned="1">
            <text:p>2.4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formula="of:=[.Q14]*[.O$8]" office:value-type="float" office:value="17" calcext:value-type="float">
            <text:p>17.00</text:p>
          </table:table-cell>
          <table:table-cell table:formula="of:=[.Q14]*[.P$8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Q14]*[.R$8]" office:value-type="float" office:value="22" calcext:value-type="float">
            <text:p>22.00</text:p>
          </table:table-cell>
          <table:table-cell table:formula="of:=[.Q14]*[.S$8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.1" calcext:value-type="float" table:number-columns-spanned="2" table:number-rows-spanned="1">
            <text:p>3.1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formula="of:=[.Q15]*[.O$8]" office:value-type="float" office:value="14.45" calcext:value-type="float">
            <text:p>14.45</text:p>
          </table:table-cell>
          <table:table-cell table:formula="of:=[.Q15]*[.P$8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Q15]*[.R$8]" office:value-type="float" office:value="18.7" calcext:value-type="float">
            <text:p>18.70</text:p>
          </table:table-cell>
          <table:table-cell table:formula="of:=[.Q15]*[.S$8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T1.1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formula="of:=[.Q16]*[.O$8]" office:value-type="float" office:value="24.65" calcext:value-type="float">
            <text:p>24.65</text:p>
          </table:table-cell>
          <table:table-cell table:formula="of:=[.Q16]*[.P$8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Q16]*[.R$8]" office:value-type="float" office:value="31.9" calcext:value-type="float">
            <text:p>31.90</text:p>
          </table:table-cell>
          <table:table-cell table:formula="of:=[.Q16]*[.S$8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T3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formula="of:=[.Q17]*[.O$8]" office:value-type="float" office:value="11.9" calcext:value-type="float">
            <text:p>11.90</text:p>
          </table:table-cell>
          <table:table-cell table:formula="of:=[.Q17]*[.P$8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Q17]*[.R$8]" office:value-type="float" office:value="15.4" calcext:value-type="float">
            <text:p>15.40</text:p>
          </table:table-cell>
          <table:table-cell table:formula="of:=[.Q17]*[.S$8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formula="of:=[.Q18]*[.O$8]" office:value-type="float" office:value="5.1" calcext:value-type="float">
            <text:p>5.10</text:p>
          </table:table-cell>
          <table:table-cell table:formula="of:=[.Q18]*[.P$8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Q18]*[.R$8]" office:value-type="float" office:value="6.6" calcext:value-type="float">
            <text:p>6.60</text:p>
          </table:table-cell>
          <table:table-cell table:formula="of:=[.Q18]*[.S$8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1.1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0909" calcext:value-type="percentage">
            <text:p>9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T3 materials are x% less weight than Human*:</text:p>
          </table:table-cell>
          <table:covered-table-cell table:number-columns-repeated="3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5"/>
          <table:table-cell table:number-columns-repeated="5"/>
        </table:table-row>
      </table:table>
      <table:table table:name="Quarg" table:style-name="ta1">
        <table:table-column table:style-name="co18" table:default-cell-style-name="Default"/>
        <table:table-column table:style-name="co47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11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Drak" table:style-name="ta1">
        <table:table-column table:style-name="co17" table:default-cell-style-name="Default"/>
        <table:table-row table:style-name="ro1">
          <table:table-cell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9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21:30:17.885846737</dc:date>
    <meta:editing-duration>PT6H14M11S</meta:editing-duration>
    <meta:editing-cycles>60</meta:editing-cycles>
    <meta:generator>LibreOffice/6.4.7.2$Linux_X86_64 LibreOffice_project/40$Build-2</meta:generator>
    <meta:document-statistic meta:table-count="13" meta:cell-count="5682" meta:object-count="0"/>
  </office:meta>
</office:document-meta>
</file>